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77ec" officeooo:paragraph-rsid="001277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fe For The Oldies, Johdanto</text:p>
      <text:p text:style-name="P1"></text:p>
      <text:p text:style-name="P1">Järjestelmän tarkoitus:</text:p>
      <text:p text:style-name="P1"></text:p>
      <text:p text:style-name="P1">Vanhusten elämän lopputaival saattaa hyvinkin menettää merkityksensä esimerkiksi puolison ja ystävien kuoltua. Yksinäisiä vanhuksia on kuitenkin paljon, ja tämän järjestelmän tarkoitus on saattaa heitä yhteen ja auttaa heitä löytämään uusia harrastuksia ja yhteisöjä, joissa voi kokea elämänsä merkitykselliseksi.</text:p>
      <text:p text:style-name="P1"></text:p>
      <text:p text:style-name="P1">Tavoitteet:</text:p>
      <text:p text:style-name="P1"></text:p>
      <text:p text:style-name="P1">Tavoitteena on onnistua pysäyttämään SSS-ryhmän edesauttaman vanhusten syrjäyttämisprojekti, sekä palauttaa vanhusten ihmisarvo ja siten myös helpottaa tulevaisuutta pelkäävien nuorempienkin ihmisten toivottomuutta ja ahdistusta.</text:p>
      <text:p text:style-name="P1"></text:p>
      <text:p text:style-name="P1">Kuvaus järjestelmän toiminnasta:</text:p>
      <text:p text:style-name="P1"></text:p>
      <text:p text:style-name="P1">- Järjestelmää on tarkoitus käyttää siten, että vanhukset voivat luoda sinne itselleen profiilin, joissa he voivat kertoa itsestään ja elämästään, sekä listata mahdollisia kiinnostuksenkohteitaan. Lisäksi he voivat halutessaan täyttää kalenterista aikoja, jolloin he ovat halukkaita sosiaaliseen toimintaan.</text:p>
      <text:p text:style-name="P1"></text:p>
      <text:p text:style-name="P1">- Järjestelmän muita käyttäjiä ovat "The Oldies" -yhdistyksen aktiivit ja koordinaattorit, vapaaehtoiset ryhmänvetäjät, ammattiohjaajat, kuljetuspalvelun työntekijät sekä järjestelmänvalvoja. Kaikilla käyttäjillä on oikeudet järjestää tapaamisia, joihin vanhukset voivat ilmoittautua. Ohjelmaan on lisäksi tarkoitus toteuttaa suosittelija, joka suosittelee mahdollisia tapahtumia kiinnostuksenkohteiden mukaan.</text:p>
      <text:p text:style-name="P1"></text:p>
      <text:p text:style-name="P1">- Yhdistyksellä on myös toiminnassa kuljetuspalvelu, joka pyörii muutaman kuljetusauton voimin. Vanhukset voivat asettaa profiiliinsa "liikuntarajoitteisuusvaihtoehdon". Kuljetus on kuitenkin mahdollinen ainoastaan, jos siihen ilmoittautuu vuorokautta aiemmin, jolloin kuljettajat voivat aamulla sopia kuljetuksista etukäteen.</text:p>
      <text:p text:style-name="P1"></text:p>
      <text:p text:style-name="P1">Teknisiä tietoja:</text:p>
      <text:p text:style-name="P1"></text:p>
      <text:p text:style-name="P1">- Työ toteutaan koulun Users-palvelimella.</text:p>
      <text:p text:style-name="P1"></text:p>
      <text:p text:style-name="P1">- Websovelluksista ohjelman laatijalla ei ole minkäänlaista kokemusta, eikä hän siten edes ymmärrä sanaoja alustajärjestelmä ja sovelluskehys. Ohjelma kuitenkin toteutetaan PHP-kielellä.</text:p>
      <text:p text:style-name="P1"></text:p>
      <text:p text:style-name="P1">- Selainten kielten tukeminen on alueena laatijalle vielä täysi mysteeri.</text:p>
      <text:p text:style-name="P1"></text:p>
      <text:p text:style-name="P1">- Sovellus on tarkoitettu ja myös tukee ainoastaan yhtä tietokantaa, jonka toteuttaja alustaa.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7T16:13:07.628610108</meta:creation-date>
    <dc:date>2016-03-17T16:16:27.670043510</dc:date>
    <meta:editing-duration>P0D</meta:editing-duration>
    <meta:editing-cycles>1</meta:editing-cycles>
    <meta:document-statistic meta:table-count="0" meta:image-count="0" meta:object-count="0" meta:page-count="1" meta:paragraph-count="28" meta:word-count="233" meta:character-count="2120" meta:non-whitespace-character-count="2105"/>
    <meta:generator>LibreOffice/4.2.8.2$Linux_X86_64 LibreOffice_project/420m0$Build-2</meta:generator>
  </office:meta>
</office:document-meta>
</file>